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3.7cm" svg:x="1.3cm" svg:y="14cm">
          <text:p text:style-name="P1"><text:span text:style-name="T1">Book</text:span></text:p>
          <text:p text:style-name="P1">Title</text:p>
          <text:p text:style-name="P1">Author</text:p>
          <text:p text:style-name="P1">ISBN</text:p>
          <text:p text:style-name="P1">UR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5cm" svg:height="4.2cm" svg:x="19.8cm" svg:y="1.8cm">
          <text:p text:style-name="P1"><text:span text:style-name="T1">User</text:span></text:p>
          <text:p text:style-name="P1">Name</text:p>
          <text:p text:style-name="P1">Email</text:p>
          <text:p text:style-name="P1">Picture</text:p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5cm" svg:height="4.9cm" svg:x="8cm" svg:y="5.4cm">
          <text:p text:style-name="P1"><text:span text:style-name="T1">Recommendation</text:span></text:p>
          <text:p text:style-name="P1">Recommended By</text:p>
          <text:p text:style-name="P1">Comment</text:p>
          <text:p text:style-name="P1">Grou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3.7cm" svg:x="8.8cm" svg:y="14cm">
          <text:p text:style-name="P1"><text:span text:style-name="T1">Song</text:span></text:p>
          <text:p text:style-name="P1">Title</text:p>
          <text:p text:style-name="P1">Artist</text:p>
          <text:p text:style-name="P1">UR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3.7cm" svg:x="15.4cm" svg:y="14cm">
          <text:p text:style-name="P1"><text:span text:style-name="T1">Place</text:span></text:p>
          <text:p text:style-name="P1">Name</text:p>
          <text:p text:style-name="P1">Lat/long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9.9cm" svg:height="1.6cm" svg:x="1.3cm" svg:y="12.4cm">
          <text:p text:style-name="P2"><text:span text:style-name="T1">Th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5cm" svg:height="3.8cm" svg:x="19.4cm" svg:y="7.5cm">
          <text:p text:style-name="P2"><text:span text:style-name="T1">Group</text:span></text:p>
          <text:p text:style-name="P2"><text:span text:style-name="T2">Purpos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5cm" svg:y1="7.85cm" svg:x2="19.8cm" svg:y2="3.9cm" draw:start-shape="id1" draw:start-glue-point="1" draw:end-shape="id2" svg:d="M14500 7850l5300-3950" svg:viewBox="0 0 5301 3951">
          <text:p/>
        </draw:connector>
        <draw:connector draw:style-name="gr2" draw:text-style-name="P1" draw:layer="layout" draw:type="line" svg:x1="14.5cm" svg:y1="7.85cm" svg:x2="19.4cm" svg:y2="9.4cm" draw:start-shape="id1" draw:start-glue-point="1" draw:end-shape="id3" svg:d="M14500 7850l4900 1550" svg:viewBox="0 0 4901 1551">
          <text:p/>
        </draw:connector>
        <draw:connector draw:style-name="gr2" draw:text-style-name="P1" draw:layer="layout" draw:type="line" svg:x1="11.25cm" svg:y1="10.3cm" svg:x2="11.25cm" svg:y2="12.4cm" draw:start-shape="id1" draw:start-glue-point="2" draw:end-shape="id4" svg:d="M11250 10300v2100" svg:viewBox="0 0 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</meta:initial-creator>
    <meta:creation-date>2015-08-02T15:25:49.797732731</meta:creation-date>
    <dc:date>2015-08-02T17:51:37.493973607</dc:date>
    <dc:creator>Mark </dc:creator>
    <meta:editing-duration>PT2S</meta:editing-duration>
    <meta:editing-cycles>1</meta:editing-cycles>
    <meta:document-statistic meta:object-count="10"/>
    <meta:generator>LibreOffice/4.2.6.3$Linux_X86_64 LibreOffice_project/420m0$Build-3</meta:generator>
  </office:meta>
</office:document-meta>
</file>